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"/>
  <manifest:file-entry manifest:full-path="Pictures/10000000000003A8000002FD4A1EE3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outline1">
      <style:graphic-properties fo:min-height="11.929cm"/>
    </style:style>
    <style:style style:name="pr3" style:family="presentation" style:parent-style-name="lyt-sunrise-notes">
      <style:graphic-properties draw:fill-color="#ffffff" draw:auto-grow-height="true" fo:min-height="13.364cm"/>
    </style:style>
    <style:style style:name="pr4" style:family="presentation" style:parent-style-name="lyt-sunrise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1">
        <draw:frame presentation:style-name="pr1" draw:text-style-name="P1" draw:layer="layout" svg:width="25.199cm" svg:height="3.506cm" svg:x="1.4cm" svg:y="0.937cm" presentation:class="title">
          <draw:text-box>
            <text:p text:style-name="P1">GUIについて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>仕様</text:p>
              </text:list-header>
              <text:list-item>
                <text:p>初期状態、ゴール状態を入力(ファイルから読み込みでもOK)</text:p>
              </text:list-item>
              <text:list-item>
                <text:p>Runボタンを押して実行</text:p>
              </text:list-item>
              <text:list-item>
                <text:p>手順と実際の動きを出力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3">
        <draw:frame presentation:style-name="pr1" draw:text-style-name="P1" draw:layer="layout" svg:width="25.199cm" svg:height="3.506cm" svg:x="1.4cm" svg:y="0.937cm" presentation:class="title">
          <draw:text-box>
            <text:p text:style-name="P1">拡張前の問題点</text:p>
          </draw:text-box>
        </draw:frame>
        <draw:frame presentation:style-name="pr2" draw:layer="layout" svg:width="12.296cm" svg:height="12.18cm" svg:x="1.4cm" svg:y="4.914cm" presentation:class="outline">
          <draw:text-box>
            <text:list text:style-name="L2">
              <text:list-item>
                <text:p>初期状態がデモのものにしか対応してない。</text:p>
              </text:list-item>
              <text:list-item>
                <text:p>形が四角形しかない。</text:p>
              </text:list-item>
              <text:list-item>
                <text:p>A〜Cの３種類でないとダメ。</text:p>
              </text:list-item>
              <text:list-item>
                <text:p>プランニング実行直後に動きが始まってしまう。</text:p>
                <text:p text:style-name="P2">etc...</text:p>
              </text:list-item>
            </text:list>
          </draw:text-box>
        </draw:frame>
        <draw:frame draw:style-name="gr2" draw:text-style-name="P3" draw:layer="layout" svg:width="12.296cm" svg:height="10.087cm" svg:x="14.311cm" svg:y="5.96cm" presentation:class="graphic">
          <draw:image xlink:href="Pictures/10000000000003A8000002FD4A1EE3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1">
        <draw:frame presentation:style-name="pr1" draw:text-style-name="P1" draw:layer="layout" svg:width="25.199cm" svg:height="3.506cm" svg:x="1.4cm" svg:y="0.937cm" presentation:class="title">
          <draw:text-box>
            <text:p text:style-name="P1"><text:s/>改善点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初期状態がデモのものにしか対応してない。</text:p>
                <text:p>→任意の状態に対応。</text:p>
              </text:list-item>
              <text:list-item>
                <text:p>図形が四角しかない。</text:p>
                <text:p>→他の図形にも対応(今回は三角形と円)。</text:p>
              </text:list-item>
              <text:list-item>
                <text:p>A〜Cの３種類でないとダメ。</text:p>
                <text:p>→ある程度の個数に対応。</text:p>
              </text:list-item>
              <text:list-item>
                <text:p>プランニング実行直後に動きが始まってしまう。</text:p>
                <text:p>→実行と動きの出力をそれぞれ別のボタンで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1">
        <draw:frame presentation:style-name="pr1" draw:text-style-name="P1" draw:layer="layout" svg:width="25.199cm" svg:height="3.506cm" svg:x="1.4cm" svg:y="0.937cm" presentation:class="title">
          <draw:text-box>
            <text:p text:style-name="P1">課題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色を指定できるようにする。</text:p>
              </text:list-item>
              <text:list-item>
                <text:p>形による制約を追加する。</text:p>
              </text:list-item>
              <text:list-item>
                <text:p>初期状態にholding ?xが含まれていても対応できるようにする。</text:p>
              </text:list-item>
              <text:list-item>
                <text:p>大文字アルファベット以外の名前をつけられるようにする。</text:p>
              </text:list-item>
              <text:list-item>
                <text:p>動きの一時停止や、１ステップごとの表示をできるように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4:03:05</meta:creation-date>
    <dc:date>2018-01-20T11:55:23</dc:date>
    <meta:editing-duration>PT5H10M35S</meta:editing-duration>
    <meta:editing-cycles>11</meta:editing-cycles>
    <meta:generator>LibreOffice/3.6$Linux_X86_64 LibreOffice_project/360m1$Build-515</meta:generator>
    <meta:document-statistic meta:object-count="49"/>
  </office:meta>
</office:document-meta>
</file>